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882in"/>
    </style:style>
    <style:style style:name="co3" style:family="table-column">
      <style:table-column-properties fo:break-before="auto" style:column-width="1.0563in"/>
    </style:style>
    <style:style style:name="co4" style:family="table-column">
      <style:table-column-properties fo:break-before="auto" style:column-width="1.0457in"/>
    </style:style>
    <style:style style:name="co5" style:family="table-column">
      <style:table-column-properties fo:break-before="auto" style:column-width="2.7209in"/>
    </style:style>
    <style:style style:name="ro2" style:family="table-row">
      <style:table-row-properties style:row-height="0.1673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3">
          <table:table-cell/>
          <table:table-cell table:style-name="ce1" office:value-type="string">
            <text:p>nom acteur</text:p>
          </table:table-cell>
          <table:table-cell table:style-name="ce1" office:value-type="string">
            <text:p>prenom acteur</text:p>
          </table:table-cell>
          <table:table-cell table:style-name="ce1" office:value-type="string">
            <text:p>img</text:p>
          </table:table-cell>
          <table:table-cell table:style-name="ce1" office:value-type="string">
            <text:p>biographie</text:p>
          </table:table-cell>
          <table:table-cell table:style-name="ce1" office:value-type="string">
            <text:p>filmographie</text:p>
          </table:table-cell>
          <table:table-cell table:style-name="ce1" office:value-type="string">
            <text:p>film phare</text:p>
          </table:table-cell>
          <table:table-cell table:style-name="ce1" office:value-type="string">
            <text:p>annee sortie</text:p>
          </table:table-cell>
          <table:table-cell table:style-name="ce1" office:value-type="string">
            <text:p>synopsis</text:p>
          </table:table-cell>
          <table:table-cell table:style-name="ce1" office:value-type="string">
            <text:p>img</text:p>
          </table:table-cell>
          <table:table-cell table:style-name="ce1" office:value-type="string">
            <text:p>vide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blanc</text:p>
          </table:table-cell>
          <table:table-cell office:value-type="string">
            <text:p>michel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les bronzés font du ski </text:p>
          </table:table-cell>
          <table:table-cell office:value-type="float" office:value="1979">
            <text:p>1979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ouve</text:p>
          </table:table-cell>
          <table:table-cell office:value-type="string">
            <text:p>Jean-paul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podium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Depp</text:p>
          </table:table-cell>
          <table:table-cell office:value-type="string">
            <text:p>Johnny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charlie et la chocolaterie</text:p>
          </table:table-cell>
          <table:table-cell office:value-type="float" office:value="2003">
            <text:p>200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eastwood</text:p>
          </table:table-cell>
          <table:table-cell office:value-type="string">
            <text:p>clin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illion dollar baby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amiens</text:p>
          </table:table-cell>
          <table:table-cell office:value-type="string">
            <text:p>françois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jcvd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freeman</text:p>
          </table:table-cell>
          <table:table-cell office:value-type="string">
            <text:p>morga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danny the dog</text:p>
          </table:table-cell>
          <table:table-cell office:value-type="float" office:value="2005">
            <text:p>20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jugnot</text:p>
          </table:table-cell>
          <table:table-cell office:value-type="string">
            <text:p>gérar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pinot simple flic</text:p>
          </table:table-cell>
          <table:table-cell office:value-type="float" office:value="1984">
            <text:p>198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itt</text:p>
          </table:table-cell>
          <table:table-cell office:value-type="string">
            <text:p>bra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natch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damon</text:p>
          </table:table-cell>
          <table:table-cell office:value-type="string">
            <text:p>mat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la mémoire dans la peau</text:p>
          </table:table-cell>
          <table:table-cell office:value-type="float" office:value="2002">
            <text:p>2002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li</text:p>
          </table:table-cell>
          <table:table-cell office:value-type="string">
            <text:p>je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le baiser mortel du dragon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i caprio</text:p>
          </table:table-cell>
          <table:table-cell office:value-type="string">
            <text:p>leonardo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aviator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" office:value-type="string">
            <text:p>nom actrice</text:p>
          </table:table-cell>
          <table:table-cell table:style-name="ce1" office:value-type="string">
            <text:p>prenom actrice</text:p>
          </table:table-cell>
          <table:table-cell table:style-name="ce1" office:value-type="string">
            <text:p>img</text:p>
          </table:table-cell>
          <table:table-cell table:style-name="ce1" office:value-type="string">
            <text:p>biographie</text:p>
          </table:table-cell>
          <table:table-cell table:style-name="ce1"/>
          <table:table-cell table:style-name="ce1" office:value-type="string">
            <text:p>film phare</text:p>
          </table:table-cell>
          <table:table-cell table:style-name="ce1" office:value-type="string">
            <text:p>annee sortie</text:p>
          </table:table-cell>
          <table:table-cell table:style-name="ce1" office:value-type="string">
            <text:p>synopsis</text:p>
          </table:table-cell>
          <table:table-cell table:style-name="ce1" office:value-type="string">
            <text:p>img</text:p>
          </table:table-cell>
          <table:table-cell table:style-name="ce1" office:value-type="string">
            <text:p>vide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diaz</text:p>
          </table:table-cell>
          <table:table-cell office:value-type="string">
            <text:p>camero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he mask</text:p>
          </table:table-cell>
          <table:table-cell office:value-type="float" office:value="1994">
            <text:p>199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endes</text:p>
          </table:table-cell>
          <table:table-cell office:value-type="string">
            <text:p>eva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2 fast 2 furious</text:p>
          </table:table-cell>
          <table:table-cell office:value-type="float" office:value="2002">
            <text:p>2002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portman</text:p>
          </table:table-cell>
          <table:table-cell office:value-type="string">
            <text:p>natali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tar wars, épisode I : la menace fantôme</text:p>
          </table:table-cell>
          <table:table-cell office:value-type="float" office:value="1999">
            <text:p>1999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bellucci</text:p>
          </table:table-cell>
          <table:table-cell office:value-type="string">
            <text:p>monica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atrix reloaded</text:p>
          </table:table-cell>
          <table:table-cell office:value-type="float" office:value="2003">
            <text:p>200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frot</text:p>
          </table:table-cell>
          <table:table-cell office:value-type="string">
            <text:p>catherin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n petit doigt m'a dit...</text:p>
          </table:table-cell>
          <table:table-cell office:value-type="float" office:value="2005">
            <text:p>20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gellar</text:p>
          </table:table-cell>
          <table:table-cell office:value-type="string">
            <text:p>sarah michell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the grudge</text:p>
          </table:table-cell>
          <table:table-cell office:value-type="float" office:value="2004">
            <text:p>200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lavanant</text:p>
          </table:table-cell>
          <table:table-cell office:value-type="string">
            <text:p>dominiqu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les bronzés</text:p>
          </table:table-cell>
          <table:table-cell office:value-type="float" office:value="1978">
            <text:p>197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hampton</text:p>
          </table:table-cell>
          <table:table-cell office:value-type="string">
            <text:p>rebecca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yamakasi</text:p>
          </table:table-cell>
          <table:table-cell office:value-type="float" office:value="2001">
            <text:p>2001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alba</text:p>
          </table:table-cell>
          <table:table-cell office:value-type="string">
            <text:p>jessica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in city : j'ai tué pour elle</text:p>
          </table:table-cell>
          <table:table-cell office:value-type="float" office:value="2014">
            <text:p>201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doherty</text:p>
          </table:table-cell>
          <table:table-cell office:value-type="string">
            <text:p>shanne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y a-t-il un flic pour sauver hollywood</text:p>
          </table:table-cell>
          <table:table-cell office:value-type="float" office:value="1994">
            <text:p>199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hewitt</text:p>
          </table:table-cell>
          <table:table-cell office:value-type="string">
            <text:p>jennifer love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ouviens-toi... l'été dernier 2</text:p>
          </table:table-cell>
          <table:table-cell office:value-type="float" office:value="1998">
            <text:p>199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 table:number-columns-spanned="5" table:number-rows-spanned="1">
            <text:p>modifier bdd pour ajouter champ biographie et filmographie dans actorzzz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office:value-type="string" table:number-columns-spanned="3" table:number-rows-spanned="1">
            <text:p>quel format pour les images ?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table:number-columns-spanned="9" table:number-rows-spanned="1">
            <text:p>http://www.flashmagonline.net/blog/896126-le-top-30-des-acteurs-les-plus-rentables-de-tous-les-temps-dans-lindustrie-du-cinma/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office:value-type="string" table:number-columns-spanned="5" table:number-rows-spanned="1">
            <text:p>http://les100plusbellesactricesdeserietv.blogspot.fr/search/label/41-50</text:p>
          </table:table-cell>
          <table:covered-table-cell table:number-columns-repeated="4"/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http://www.linternaute.com/cinema/acteurs/?page=1</text:p>
          </table:table-cell>
          <table:covered-table-cell table:number-columns-repeated="3"/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3/11/2015</text:date>, <text:time>00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armanger</meta:initial-creator>
    <meta:creation-date>2015-03-09T23:51:58</meta:creation-date>
    <dc:date>2015-03-11T00:43:21</dc:date>
    <dc:creator>philippe armanger</dc:creator>
    <meta:editing-duration>PT42M23S</meta:editing-duration>
    <meta:editing-cycles>4</meta:editing-cycles>
    <meta:generator>OpenOffice/4.1.1$Unix OpenOffice.org_project/411m6$Build-9775</meta:generator>
    <meta:document-statistic meta:table-count="3" meta:cell-count="178" meta:object-count="0"/>
  </office:meta>
</office:document-meta>
</file>